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74cm" fo:min-width="0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174cm" fo:min-width="0cm"/>
    </style:style>
    <style:style style:name="gr3" style:family="graphic" style:parent-style-name="objectwithoutfill">
      <style:graphic-properties svg:stroke-width="0.1cm" svg:stroke-color="#00ccff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cm" svg:stroke-color="#00cc33" draw:marker-start-width="0.5cm" draw:marker-end-width="0.5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3333" draw:marker-start-width="0.5cm" draw:marker-end-width="0.5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cc" draw:marker-start-width="0.5cm" draw:marker-end-width="0.5cm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6666ff" draw:marker-start-width="0.5cm" draw:marker-end-width="0.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loext:graphic-properties draw:fill="solid" draw:fill-color="#ffffff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P8" style:family="paragraph">
      <style:paragraph-properties fo:text-align="center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0.6cm" svg:height="0.6cm" svg:x="5.9cm" svg:y="2.5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0.6cm" svg:height="0.6cm" svg:x="5.9cm" svg:y="3.1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0.6cm" svg:height="0.6cm" svg:x="5.9cm" svg:y="3.7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6cm" svg:height="0.6cm" svg:x="5.9cm" svg:y="4.3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6cm" svg:height="0.6cm" svg:x="5.9cm" svg:y="4.9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6cm" svg:height="0.6cm" svg:x="5.9cm" svg:y="5.5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6cm" svg:height="0.6cm" svg:x="5.9cm" svg:y="6.1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0.6cm" svg:height="0.6cm" svg:x="5.9cm" svg:y="6.7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8.8cm" svg:y="2.5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8.8cm" svg:y="3.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8.8cm" svg:y="3.7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6cm" svg:height="0.6cm" svg:x="8.8cm" svg:y="4.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8.8cm" svg:y="4.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6cm" svg:height="0.6cm" svg:x="8.8cm" svg:y="5.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6cm" svg:height="0.6cm" svg:x="8.8cm" svg:y="6.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0.6cm" svg:height="0.6cm" svg:x="8.8cm" svg:y="6.7cm">
          <text:p text:style-name="P1">1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7cm" svg:y1="2.2cm" svg:x2="9.6cm" svg:y2="2.2cm">
          <text:p/>
        </draw:line>
        <draw:line draw:style-name="gr3" draw:text-style-name="P4" draw:layer="layout" svg:x1="5.7cm" svg:y1="2.2cm" svg:x2="5.7cm" svg:y2="7.5cm">
          <text:p/>
        </draw:line>
        <draw:line draw:style-name="gr3" draw:text-style-name="P4" draw:layer="layout" svg:x1="5.7cm" svg:y1="7.5cm" svg:x2="9.6cm" svg:y2="7.5cm">
          <text:p/>
        </draw:line>
        <draw:line draw:style-name="gr3" draw:text-style-name="P4" draw:layer="layout" svg:x1="9.6cm" svg:y1="2.2cm" svg:x2="9.6cm" svg:y2="7.5cm">
          <text:p/>
        </draw:line>
        <draw:custom-shape draw:style-name="gr1" draw:text-style-name="P2" draw:layer="layout" svg:width="0.6cm" svg:height="0.6cm" svg:x="12.4cm" svg:y="6.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2.4cm" svg:y="2.5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2.4cm" svg:y="3.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2.4cm" svg:y="3.7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2.4cm" svg:y="4.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2.4cm" svg:y="4.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2.4cm" svg:y="5.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2.4cm" svg:y="6.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2cm" svg:y1="2.2cm" svg:x2="16.1cm" svg:y2="2.2cm">
          <text:p/>
        </draw:line>
        <draw:line draw:style-name="gr3" draw:text-style-name="P4" draw:layer="layout" svg:x1="12.2cm" svg:y1="2.2cm" svg:x2="12.2cm" svg:y2="7.5cm">
          <text:p/>
        </draw:line>
        <draw:line draw:style-name="gr3" draw:text-style-name="P4" draw:layer="layout" svg:x1="12.2cm" svg:y1="7.5cm" svg:x2="16.1cm" svg:y2="7.5cm">
          <text:p/>
        </draw:line>
        <draw:line draw:style-name="gr3" draw:text-style-name="P4" draw:layer="layout" svg:x1="16.1cm" svg:y1="2.2cm" svg:x2="16.1cm" svg:y2="7.5cm">
          <text:p/>
        </draw:line>
        <draw:line draw:style-name="gr4" draw:text-style-name="P4" draw:layer="layout" svg:x1="15.2cm" svg:y1="4.3cm" svg:x2="15.2cm" svg:y2="3.6cm">
          <text:p/>
        </draw:line>
        <draw:line draw:style-name="gr4" draw:text-style-name="P4" draw:layer="layout" svg:x1="13.3cm" svg:y1="6.4cm" svg:x2="15.2cm" svg:y2="6.4cm">
          <text:p/>
        </draw:line>
        <draw:line draw:style-name="gr4" draw:text-style-name="P4" draw:layer="layout" svg:x1="13.3cm" svg:y1="6.4cm" svg:x2="13.3cm" svg:y2="3.6cm">
          <text:p/>
        </draw:line>
        <draw:line draw:style-name="gr4" draw:text-style-name="P4" draw:layer="layout" svg:x1="13.3cm" svg:y1="3.6cm" svg:x2="15.2cm" svg:y2="3.6cm">
          <text:p/>
        </draw:line>
        <draw:line draw:style-name="gr4" draw:text-style-name="P4" draw:layer="layout" svg:x1="15.2cm" svg:y1="6.4cm" svg:x2="15.2cm" svg:y2="5.6cm">
          <text:p/>
        </draw:line>
        <draw:line draw:style-name="gr4" draw:text-style-name="P4" draw:layer="layout" svg:x1="15.7cm" svg:y1="5.6cm" svg:x2="15.7cm" svg:y2="4.3cm">
          <text:p/>
        </draw:line>
        <draw:line draw:style-name="gr4" draw:text-style-name="P4" draw:layer="layout" svg:x1="15.7cm" svg:y1="5.6cm" svg:x2="15.2cm" svg:y2="5.6cm">
          <text:p/>
        </draw:line>
        <draw:line draw:style-name="gr4" draw:text-style-name="P4" draw:layer="layout" svg:x1="15.7cm" svg:y1="4.3cm" svg:x2="15.2cm" svg:y2="4.3cm">
          <text:p/>
        </draw:line>
        <draw:frame draw:style-name="gr5" draw:text-style-name="P5" draw:layer="layout" svg:width="3.051cm" svg:height="0.802cm" svg:x="11.9cm" svg:y="1.398cm">
          <draw:text-box>
            <text:p><text:span text:style-name="T2">RJ45 CN14</text:span></text:p>
          </draw:text-box>
        </draw:frame>
        <draw:frame draw:style-name="gr5" draw:text-style-name="P5" draw:layer="layout" svg:width="4.553cm" svg:height="0.802cm" svg:x="5.347cm" svg:y="1.398cm">
          <draw:text-box>
            <text:p><text:span text:style-name="T2">Patch </text:span><text:span text:style-name="T2">Panel </text:span><text:span text:style-name="T2">CN12</text:span></text:p>
          </draw:text-box>
        </draw:frame>
        <draw:line draw:style-name="gr4" draw:text-style-name="P4" draw:layer="layout" svg:x1="3cm" svg:y1="2.8cm" svg:x2="5.9cm" svg:y2="2.8cm">
          <text:p/>
        </draw:line>
        <draw:frame draw:style-name="gr5" draw:text-style-name="P7" draw:layer="layout" svg:width="2.716cm" svg:height="0.725cm" svg:x="2.884cm" svg:y="2.2cm">
          <draw:text-box>
            <text:p text:style-name="P6"><text:span text:style-name="T3">SPKR </text:span><text:span text:style-name="T3">GND</text:span></text:p>
          </draw:text-box>
        </draw:frame>
        <draw:line draw:style-name="gr4" draw:text-style-name="P4" draw:layer="layout" svg:x1="3cm" svg:y1="4cm" svg:x2="5.9cm" svg:y2="4cm">
          <text:p/>
        </draw:line>
        <draw:frame draw:style-name="gr5" draw:text-style-name="P7" draw:layer="layout" svg:width="2.335cm" svg:height="0.725cm" svg:x="2.884cm" svg:y="3.4cm">
          <draw:text-box>
            <text:p text:style-name="P6"><text:span text:style-name="T3">MI</text:span><text:span text:style-name="T3">C </text:span><text:span text:style-name="T3">G</text:span><text:span text:style-name="T3">N</text:span><text:span text:style-name="T3">D</text:span></text:p>
          </draw:text-box>
        </draw:frame>
        <draw:line draw:style-name="gr4" draw:text-style-name="P4" draw:layer="layout" svg:x1="3.016cm" svg:y1="5.2cm" svg:x2="5.916cm" svg:y2="5.2cm">
          <text:p/>
        </draw:line>
        <draw:frame draw:style-name="gr5" draw:text-style-name="P7" draw:layer="layout" svg:width="2.352cm" svg:height="0.725cm" svg:x="2.9cm" svg:y="4.6cm">
          <draw:text-box>
            <text:p text:style-name="P6"><text:span text:style-name="T3">P</text:span><text:span text:style-name="T3">T</text:span><text:span text:style-name="T3">T </text:span><text:span text:style-name="T3">G</text:span><text:span text:style-name="T3">N</text:span><text:span text:style-name="T3">D</text:span></text:p>
          </draw:text-box>
        </draw:frame>
        <draw:line draw:style-name="gr4" draw:text-style-name="P4" draw:layer="layout" svg:x1="3.016cm" svg:y1="5.8cm" svg:x2="5.916cm" svg:y2="5.8cm">
          <text:p/>
        </draw:line>
        <draw:frame draw:style-name="gr5" draw:text-style-name="P7" draw:layer="layout" svg:width="1.302cm" svg:height="0.725cm" svg:x="2.9cm" svg:y="5.2cm">
          <draw:text-box>
            <text:p text:style-name="P6"><text:span text:style-name="T3">P</text:span><text:span text:style-name="T3">T</text:span><text:span text:style-name="T3">T</text:span></text:p>
          </draw:text-box>
        </draw:frame>
        <draw:line draw:style-name="gr4" draw:text-style-name="P4" draw:layer="layout" svg:x1="3cm" svg:y1="6.4cm" svg:x2="5.9cm" svg:y2="6.4cm">
          <text:p/>
        </draw:line>
        <draw:frame draw:style-name="gr5" draw:text-style-name="P7" draw:layer="layout" svg:width="1.277cm" svg:height="0.725cm" svg:x="2.884cm" svg:y="5.8cm">
          <draw:text-box>
            <text:p text:style-name="P6"><text:span text:style-name="T3">M</text:span><text:span text:style-name="T3">I</text:span><text:span text:style-name="T3">C</text:span></text:p>
          </draw:text-box>
        </draw:frame>
        <draw:line draw:style-name="gr4" draw:text-style-name="P4" draw:layer="layout" svg:x1="3.016cm" svg:y1="7cm" svg:x2="5.916cm" svg:y2="7cm">
          <text:p/>
        </draw:line>
        <draw:frame draw:style-name="gr5" draw:text-style-name="P7" draw:layer="layout" svg:width="1.658cm" svg:height="0.725cm" svg:x="2.9cm" svg:y="6.4cm">
          <draw:text-box>
            <text:p text:style-name="P6"><text:span text:style-name="T3">S</text:span><text:span text:style-name="T3">P</text:span><text:span text:style-name="T3">K</text:span><text:span text:style-name="T3">R</text:span></text:p>
          </draw:text-box>
        </draw:frame>
        <draw:line draw:style-name="gr4" draw:text-style-name="P4" draw:layer="layout" svg:x1="9.4cm" svg:y1="4.6cm" svg:x2="12.416cm" svg:y2="4.6cm">
          <text:p/>
        </draw:line>
        <draw:frame draw:style-name="gr5" draw:text-style-name="P7" draw:layer="layout" svg:width="2.648cm" svg:height="0.725cm" svg:x="9.552cm" svg:y="3.975cm">
          <draw:text-box>
            <text:p text:style-name="P6"><text:span text:style-name="T3">RIG_SPKR</text:span></text:p>
          </draw:text-box>
        </draw:frame>
        <draw:line draw:style-name="gr4" draw:text-style-name="P4" draw:layer="layout" svg:x1="9.4cm" svg:y1="5.8cm" svg:x2="12.416cm" svg:y2="5.8cm">
          <text:p/>
        </draw:line>
        <draw:line draw:style-name="gr4" draw:text-style-name="P4" draw:layer="layout" svg:x1="9.4cm" svg:y1="4.6cm" svg:x2="12.416cm" svg:y2="4.6cm">
          <text:p/>
        </draw:line>
        <draw:line draw:style-name="gr4" draw:text-style-name="P4" draw:layer="layout" svg:x1="9.4cm" svg:y1="6.4cm" svg:x2="12.416cm" svg:y2="6.4cm">
          <text:p/>
        </draw:line>
        <draw:line draw:style-name="gr4" draw:text-style-name="P4" draw:layer="layout" svg:x1="9.384cm" svg:y1="7cm" svg:x2="12.4cm" svg:y2="7cm">
          <text:p/>
        </draw:line>
        <draw:frame draw:style-name="gr5" draw:text-style-name="P7" draw:layer="layout" svg:width="2.293cm" svg:height="0.725cm" svg:x="9.552cm" svg:y="5.2cm">
          <draw:text-box>
            <text:p text:style-name="P6"><text:span text:style-name="T3">RIG_PTT</text:span></text:p>
          </draw:text-box>
        </draw:frame>
        <draw:frame draw:style-name="gr5" draw:text-style-name="P7" draw:layer="layout" svg:width="2.432cm" svg:height="0.725cm" svg:x="9.552cm" svg:y="5.775cm">
          <draw:text-box>
            <text:p text:style-name="P6"><text:span text:style-name="T3">RIG_GND</text:span></text:p>
          </draw:text-box>
        </draw:frame>
        <draw:frame draw:style-name="gr5" draw:text-style-name="P7" draw:layer="layout" svg:width="2.267cm" svg:height="0.725cm" svg:x="9.552cm" svg:y="6.375cm">
          <draw:text-box>
            <text:p text:style-name="P6"><text:span text:style-name="T3">RIG_MIC</text:span></text:p>
          </draw:text-box>
        </draw:frame>
        <draw:connector draw:style-name="gr6" draw:text-style-name="P8" draw:layer="layout" svg:x1="6.5cm" svg:y1="7cm" svg:x2="8.8cm" svg:y2="4.6cm" draw:start-shape="id1" draw:start-glue-point="10" draw:end-shape="id2" draw:end-glue-point="6" svg:d="M6500 7000h1151v-2400h1149" svg:viewBox="0 0 2301 2401">
          <text:p/>
        </draw:connector>
        <draw:connector draw:style-name="gr7" draw:text-style-name="P8" draw:layer="layout" draw:line-skew="0.249cm" svg:x1="6.5cm" svg:y1="6.4cm" svg:x2="8.8cm" svg:y2="7cm" draw:start-shape="id3" draw:start-glue-point="10" draw:end-shape="id4" draw:end-glue-point="3" svg:d="M6500 6400h1400v600h900" svg:viewBox="0 0 2301 601">
          <text:p/>
        </draw:connector>
        <draw:connector draw:style-name="gr8" draw:text-style-name="P8" draw:layer="layout" svg:x1="6.5cm" svg:y1="5.8cm" svg:x2="8.8cm" svg:y2="5.8cm" draw:start-shape="id5" draw:start-glue-point="10" draw:end-shape="id6" svg:d="M6500 5800h2300" svg:viewBox="0 0 2301 1">
          <text:p/>
        </draw:connector>
        <draw:connector draw:style-name="gr9" draw:text-style-name="P8" draw:layer="layout" draw:line-skew="0.549cm" svg:x1="6.5cm" svg:y1="2.8cm" svg:x2="8.8cm" svg:y2="6.4cm" draw:start-shape="id7" draw:start-glue-point="10" draw:end-shape="id8" draw:end-glue-point="6" svg:d="M6500 2800h1700v3600h600" svg:viewBox="0 0 2301 3601">
          <text:p/>
        </draw:connector>
        <draw:line draw:style-name="gr4" draw:text-style-name="P4" draw:layer="layout" svg:x1="3cm" svg:y1="4cm" svg:x2="5.9cm" svg:y2="4cm">
          <text:p/>
        </draw:line>
        <draw:line draw:style-name="gr4" draw:text-style-name="P4" draw:layer="layout" svg:x1="5.3cm" svg:y1="4.6cm" svg:x2="5.9cm" svg:y2="4.6cm">
          <text:p/>
        </draw:line>
        <draw:line draw:style-name="gr4" draw:text-style-name="P4" draw:layer="layout" svg:x1="5.3cm" svg:y1="4.6cm" svg:x2="5.3cm" svg:y2="5.2cm">
          <text:p/>
        </draw:line>
        <draw:line draw:style-name="gr4" draw:text-style-name="P4" draw:layer="layout" svg:x1="5.3cm" svg:y1="3.4cm" svg:x2="5.9cm" svg:y2="3.4cm">
          <text:p/>
        </draw:line>
        <draw:line draw:style-name="gr4" draw:text-style-name="P4" draw:layer="layout" svg:x1="5.3cm" svg:y1="2.8cm" svg:x2="5.3cm" svg:y2="3.4cm">
          <text:p/>
        </draw:line>
        <draw:connector draw:style-name="gr9" draw:text-style-name="P8" draw:layer="layout" draw:line-skew="0.298cm" svg:x1="6.5cm" svg:y1="3.4cm" svg:x2="6.5cm" svg:y2="5.2cm" draw:start-shape="id9" draw:start-glue-point="10" draw:end-shape="id10" draw:end-glue-point="10" svg:d="M6500 3400h800v1800h-800" svg:viewBox="0 0 801 1801">
          <text:p/>
        </draw:connector>
        <draw:connector draw:style-name="gr9" draw:text-style-name="P8" draw:layer="layout" draw:line-skew="-0.002cm" svg:x1="6.5cm" svg:y1="4.6cm" svg:x2="6.5cm" svg:y2="4cm" draw:start-shape="id11" draw:start-glue-point="10" draw:end-shape="id12" draw:end-glue-point="10" svg:d="M6500 4600h500v-600h-500" svg:viewBox="0 0 501 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</meta:initial-creator>
    <meta:creation-date>2020-03-07T10:50:23.059529713</meta:creation-date>
    <dc:date>2020-03-07T11:26:40.607228448</dc:date>
    <dc:creator>David </dc:creator>
    <meta:editing-duration>PT11M59S</meta:editing-duration>
    <meta:editing-cycles>3</meta:editing-cycles>
    <meta:generator>LibreOffice/6.0.7.3$Linux_X86_64 LibreOffice_project/00m0$Build-3</meta:generator>
    <meta:document-statistic meta:object-count="74"/>
  </office:meta>
</office:document-meta>
</file>